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paragraph-properties>
        <style:tab-stops>
          <style:tab-stop style:position="1.298cm"/>
        </style:tab-stops>
      </style:paragraph-properties>
      <style:text-properties fo:font-size="13pt" fo:font-weight="bold" style:font-size-asian="13pt" style:font-weight-asian="bold" style:font-size-complex="13pt" style:font-weight-complex="bold"/>
    </style:style>
    <style:style style:name="P4" style:family="paragraph" style:parent-style-name="Standard">
      <style:text-properties fo:font-size="12pt" fo:font-weight="normal" style:font-size-asian="10.5pt" style:font-weight-asian="normal" style:font-size-complex="12pt" style:font-weight-complex="normal"/>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paragraph-properties>
        <style:tab-stops>
          <style:tab-stop style:position="1.298cm"/>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paragraph-properties>
        <style:tab-stops>
          <style:tab-stop style:position="1.998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style:tab-stops>
          <style:tab-stop style:position="1.298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list-style-name="L2">
      <style:text-properties fo:font-size="12pt" fo:font-weight="normal" style:font-size-asian="12pt" style:font-weight-asian="normal" style:font-size-complex="12pt" style:font-weight-complex="normal"/>
    </style:style>
    <style:style style:name="P10" style:family="paragraph" style:parent-style-name="Standard" style:list-style-name="L3">
      <style:text-properties fo:font-size="12pt" fo:font-weight="normal" style:font-size-asian="12pt" style:font-weight-asian="normal" style:font-size-complex="12pt" style:font-weight-complex="normal"/>
    </style:style>
    <style:style style:name="P11" style:family="paragraph" style:parent-style-name="Standard">
      <style:text-properties fo:font-size="13pt" fo:font-weight="bold" style:font-size-asian="13pt" style:font-weight-asian="bold" style:font-size-complex="13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hier des charges de: <text:bookmark-start text:name="__DdeLink__198_1793682620"/><text:span text:style-name="T4">Ozixya</text:span><text:bookmark-end text:name="__DdeLink__198_1793682620"/></text:p>
      <text:p text:style-name="Standard"/>
      <text:p text:style-name="P1">1/ Le jeu </text:p>
      <text:p text:style-name="P2">1.1/ Description générale</text:p>
      <text:p text:style-name="Standard"><text:tab/>Dans ce jeu, vous incarnez un personnage , nommé <text:span text:style-name="T3">Nimur</text:span>, en quête d'aventure. Le jeu est en deux dimensions, utilise une grille orthogonale, le personnage est vu du dessus. Vous aurez plusieurs missions à remplir au travers de quêtes diverses. Pour arriver à vos fins, vous devrez affronter des créatures, à l'aide de votre propre bestiaire, que vous vous constituerez lors de vos combats. Le joueur commence avec une créature. </text:p>
      <text:p text:style-name="Standard"/>
      <text:p text:style-name="P2">1.2/ But du jeu </text:p>
      <text:p text:style-name="P2"><text:tab/><text:span text:style-name="T1">Le joueur doit accomplir les missions présentes, jusqu'à tuer le boss final. Il doit combattre afin d'augmenter le niveau de ses créatures. Il peut remplir des missions annexes. Il peut essayer de gagner le plus grand nombre de trophées. </text:span></text:p>
      <text:p text:style-name="P4"/>
      <text:p text:style-name="P2">1.3/ Le personnage</text:p>
      <text:p text:style-name="P2"><text:tab/><text:span text:style-name="T1">Le personnage collectionne les créatures et les fait combattre pour lui. Il a donc un «bestiaire» d'au maximum 6 créatures qui évoluent lorsqu'elles combattent. </text:span></text:p>
      <text:p text:style-name="P4"/>
      <text:p text:style-name="P2">1.4/ Les créatures</text:p>
      <text:p text:style-name="P6"><text:tab/>Les créatures sont des «<text:span text:style-name="T3">Wyms</text:span>» <text:s/>et ont un niveau allant de 1 à X. Les niveaux permettent aux créatures d'avoir de nouvelles compétences, que leurs compétences soient plus fortes, qu'elles aient plus de vie. Elles augmentent de niveau en gagnant des points d'expérience au cours de leurs combats. Elles ont aussi de la mana, qui leur permet de lancer leurs compétences spéciales. Lorsqu'elles meurent, elles ne disparaissent pas et peuvent être ramenées à la vie dans un lieu. Elles regagnent de la vie a chaque déplacement du joueur.</text:p>
      <text:p text:style-name="P6"/>
      <text:p text:style-name="P3">1.5/ Les compétences </text:p>
      <text:p text:style-name="P6"><text:tab/>Chaque créature a des compétences. Les compétences peuvent:</text:p>
      <text:list xml:id="list2630142501" text:style-name="L1">
        <text:list-item>
          <text:list>
            <text:list-item>
              <text:p text:style-name="P8">bloquer l'ennemi pendant un tour</text:p>
            </text:list-item>
            <text:list-item>
              <text:p text:style-name="P8">faire des dégâts</text:p>
            </text:list-item>
            <text:list-item>
              <text:p text:style-name="P8">retirer de la mana</text:p>
            </text:list-item>
            <text:list-item>
              <text:p text:style-name="P8">se soigner</text:p>
            </text:list-item>
            <text:list-item>
              <text:p text:style-name="P8">faire des combos (s'il reste du temps)</text:p>
              <text:p text:style-name="P8"/>
            </text:list-item>
          </text:list>
        </text:list-item>
      </text:list>
      <text:p text:style-name="P3">1.6/ La capture de créatures</text:p>
      <text:p text:style-name="P6"><text:tab/>Une créature n'ayant pas beaucoup de points de vie peut être capturée. Une chance de capture est calculée selon la vie et le niveau de la créature convoitée.</text:p>
      <text:p text:style-name="P6"/>
      <text:p text:style-name="P3">1.7/ Les combats</text:p>
      <text:p text:style-name="P6"><text:tab/>Les combats se déclenchent lorsqu'on « tombe » sur une créature. Les créatures apparaissent <text:s/>aléatoirement sur la carte. Le combat a lieu en tour par tour. Il se termine lorsqu'une créature n'a plus de points de vie ou qu'elle est capturée.</text:p>
      <text:p text:style-name="P6"/>
      <text:p text:style-name="P6"/>
      <text:p text:style-name="P6"/>
      <text:p text:style-name="P6"/>
      <text:p text:style-name="P6"/>
      <text:p text:style-name="P6"/>
      <text:p text:style-name="P6"/>
      <text:p text:style-name="P6"><text:soft-page-break/></text:p>
      <text:p text:style-name="P6"/>
      <text:p text:style-name="P2">1.8/ Les cartes</text:p>
      <text:p text:style-name="P2"><text:tab/><text:span text:style-name="T2">Les cartes sont des damiers dont chaque case a des propriétés :</text:span></text:p>
      <text:list xml:id="list1679441732" text:style-name="L2">
        <text:list-item>
          <text:list>
            <text:list-item>
              <text:p text:style-name="P9">On peut marcher dessus (ou pas)</text:p>
            </text:list-item>
            <text:list-item>
              <text:p text:style-name="P9">Elle a une texture</text:p>
            </text:list-item>
            <text:list-item>
              <text:p text:style-name="P9">On peut lui associer une action:</text:p>
              <text:list>
                <text:list-item>
                  <text:p text:style-name="P9">Changer de zone</text:p>
                </text:list-item>
                <text:list-item>
                  <text:p text:style-name="P9">Récupérer un objet (potion, stockeur de créatures)</text:p>
                </text:list-item>
                <text:list-item>
                  <text:p text:style-name="P9">Créer un combat</text:p>
                </text:list-item>
                <text:list-item>
                  <text:p text:style-name="P9">Affichage de dialogues (interactifs)</text:p>
                </text:list-item>
              </text:list>
            </text:list-item>
          </text:list>
        </text:list-item>
      </text:list>
      <text:p text:style-name="P5"/>
      <text:p text:style-name="P7">Les cartes auront une taille de 1080*720 et seront divisées en carreaux de taille 60*60 <text:s/>(18*12 carreaux)<text:tab/></text:p>
      <text:p text:style-name="P7"/>
      <text:p text:style-name="P2"/>
      <text:p text:style-name="P2">1.9/ Les missions</text:p>
      <text:p text:style-name="P2"><text:tab/><text:span text:style-name="T2">Les missions sont lancées par un dialogue. Tout ce qui peut être un trophée peut être une mission. On peut avoir plusieur missions à la fois.</text:span></text:p>
      <text:p text:style-name="P5"/>
      <text:p text:style-name="P2">1.10/ Les déplacements</text:p>
      <text:p text:style-name="P5"><text:tab/>Le joueur peut se déplacer sur toute une carte, passer dans une zone de transition charge alors la carte suivante. Il peut se téléporter vers une 'ville' principale s'il est perdu. Il y a des téléporteurs pour aller dans les zones avancées. Il faut avoir découvert le téléporteur en question pour pouvoir l'utiliser. Il peut aussi utiliser des parchemins de rappel en ville.</text:p>
      <text:p text:style-name="P2"/>
      <text:p text:style-name="P2">1.11/ L'interface (en C)</text:p>
      <text:p text:style-name="P2"><text:tab/><text:span text:style-name="T2"> L'interface:</text:span></text:p>
      <text:list xml:id="list1382503894" text:style-name="L3">
        <text:list-item>
          <text:list>
            <text:list-item>
              <text:p text:style-name="P10">Affiche des dialogues</text:p>
            </text:list-item>
            <text:list-item>
              <text:p text:style-name="P10">Affiche des menus (combats)</text:p>
            </text:list-item>
            <text:list-item>
              <text:p text:style-name="P10">Affiche le trophée en cours</text:p>
            </text:list-item>
            <text:list-item>
              <text:p text:style-name="P10">Menu principal</text:p>
            </text:list-item>
            <text:list-item>
              <text:p text:style-name="P10">Journal </text:p>
            </text:list-item>
            <text:list-item>
              <text:p text:style-name="P10">Raccourcis</text:p>
            </text:list-item>
            <text:list-item>
              <text:p text:style-name="P10">Inventaire</text:p>
            </text:list-item>
            <text:list-item>
              <text:p text:style-name="P10">Bestiaire</text:p>
            </text:list-item>
            <text:list-item>
              <text:p text:style-name="P10">Carte globale</text:p>
            </text:list-item>
          </text:list>
        </text:list-item>
      </text:list>
      <text:p text:style-name="P2"/>
      <text:p text:style-name="P2">1.12/ Les trophées</text:p>
      <text:p text:style-name="P2"><text:tab/><text:span text:style-name="T2">Effectuer certaines actions rapporte des points de trophées dépendamment de la difficulté de l'action. Selon ses points de trophées, le joueur a alors un trophée. Les différents trophées sont, du moins glorieux a l'exceptionnel, Bois, Pierre, Fer, Cuivre, Bronze, Argent, Or, Platine, Saphir, Emeraude, Ruby, Diamant (atteint lorsqu'on a le maximum de points de trophées).</text:span></text:p>
      <text:p text:style-name="P2"/>
      <text:p text:style-name="P2">1.13/ Niveaux de difficulté </text:p>
      <text:p text:style-name="P2"><text:tab/><text:span text:style-name="T1">Dans les niveaux de difficultés supérieurs, plus de créatures apparaissent et les créatures affrontées ont un plus haut niveau. Il y aura 3 niveaux de difficulté.</text:span></text:p>
      <text:p text:style-name="P4"/>
      <text:p text:style-name="P2">1.14/ Argent</text:p>
      <text:p text:style-name="P2"><text:tab/><text:span text:style-name="T2">Le joueur a de l'argent dans son inventaire, et il peut en trouver sur la carte (objet) ou tuer </text:span><text:soft-page-break/><text:span text:style-name="T2">des créatures pour en gagner. Il peut le dépenser en ville pour améliorer ses créatures, tenter de les </text:span><text:span text:style-name="T2">fusionner. </text:span></text:p>
      <text:p text:style-name="P5"/>
      <text:p text:style-name="P2">1.15/ Inventaire</text:p>
      <text:p text:style-name="P2"><text:tab/><text:span text:style-name="T1">Il contient les potions, l'argent, les stockeurs de créatures vides, pierres de fusion (une liste </text:span><text:span text:style-name="T1">de créatures spécifiées).</text:span></text:p>
      <text:p text:style-name="P4"/>
      <text:p text:style-name="P2">1.16/ Fusion de créatures</text:p>
      <text:p text:style-name="P4"><text:tab/>Le joueur peut fusionner deux (ou plus) créatures pour créer une créature «légendaire», beaucoup plus puissante, a l'aide d'argent et de la pierre de fusion associée.</text:p>
      <text:p text:style-name="Standard"/>
      <text:p text:style-name="P2">1.17/ Enregistrement</text:p>
      <text:p text:style-name="Standard"><text:tab/>Le joueur peut sauvegarder sa partie en vil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in NICOLLET</meta:initial-creator>
    <meta:creation-date>2012-10-11T08:21:11</meta:creation-date>
    <dc:date>2012-10-22T11:40:49</dc:date>
    <dc:creator>Robin NICOLLET</dc:creator>
    <meta:editing-duration>PT1H2M15S</meta:editing-duration>
    <meta:editing-cycles>7</meta:editing-cycles>
    <meta:generator>LibreOffice/3.5$Linux_x86 LibreOffice_project/350m1$Build-2</meta:generator>
    <meta:document-statistic meta:table-count="0" meta:image-count="0" meta:object-count="0" meta:page-count="3" meta:paragraph-count="58" meta:word-count="745" meta:character-count="4456" meta:non-whitespace-character-count="3759"/>
  </office:meta>
</office:document-meta>
</file>